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style:font-name="Cambria" fo:font-size="10pt" style:font-size-asian="10pt" style:font-size-complex="10pt"/>
    </style:style>
    <style:style style:name="P2" style:family="paragraph" style:parent-style-name="Text_20_body">
      <style:paragraph-properties fo:margin-top="0cm" fo:margin-bottom="0cm"/>
      <style:text-properties style:font-name="Cambria" fo:font-size="10pt" style:font-size-asian="10pt" style:font-size-complex="10pt"/>
    </style:style>
    <style:style style:name="P3" style:family="paragraph" style:parent-style-name="Text_20_body" style:list-style-name="L1">
      <style:paragraph-properties fo:margin-top="0cm" fo:margin-bottom="0cm"/>
      <style:text-properties style:font-name="Cambria" fo:font-size="10pt" style:font-size-asian="10pt" style:font-size-complex="10pt"/>
    </style:style>
    <style:style style:name="P4" style:family="paragraph" style:parent-style-name="Text_20_body">
      <style:paragraph-properties fo:margin-top="0cm" fo:margin-bottom="0cm"/>
      <style:text-properties style:font-name="Candara" fo:font-size="20pt" fo:font-weight="bold" style:font-size-asian="20pt" style:font-weight-asian="bold" style:font-size-complex="20pt" style:font-weight-complex="bold"/>
    </style:style>
    <style:style style:name="P5" style:family="paragraph" style:parent-style-name="Standard">
      <style:text-properties style:font-name="Cambria" fo:font-size="10pt" style:font-size-asian="10pt" style:font-size-complex="10pt"/>
    </style:style>
    <style:style style:name="T1" style:family="text">
      <style:text-properties fo:font-size="10pt"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nzepte der Programmiersprachen, Sommersemester 2012</text:p>
      <text:p text:style-name="P4">Übung zum Entwurfsrezept zur Funktionsdefinition</text:p>
      <text:p text:style-name="P2"/>
      <text:list xml:id="list33305145" text:style-name="L1">
        <text:list-item>
          <text:p text:style-name="P3">Schreiben Sie eine Signatur für eine Funktion, die eine Längenangabe von Kilometern in Seemeilen umrechnet.</text:p>
        </text:list-item>
      </text:list>
      <text:p text:style-name="P2"/>
      <text:p text:style-name="P2"/>
      <text:p text:style-name="P2"/>
      <text:list xml:id="list33652544" text:continue-numbering="true" text:style-name="L1">
        <text:list-item>
          <text:p text:style-name="P3">Schreiben Sie eine Signatur und eine Aufgabenbeschreibung für eine Funktion, die den Benzinverbrauch (Liter pro Kilometer) für ein gegebenes Auto berechnet.</text:p>
        </text:list-item>
      </text:list>
      <text:p text:style-name="P2"/>
      <text:p text:style-name="P2"/>
      <text:p text:style-name="P2"/>
      <text:p text:style-name="P2"/>
      <text:p text:style-name="P2"/>
      <text:list xml:id="list33628495" text:continue-numbering="true" text:style-name="L1">
        <text:list-item>
          <text:p text:style-name="P3">Schreiben Sie eine Signatur und eine Aufgabenbeschreibung für eine Funktion, die die Steigung einer Linie berechnet, wenn die Änderung des x-Wertes und die Änderung des y-Wertes gegeben sind.</text:p>
        </text:list-item>
      </text:list>
      <text:p text:style-name="P2"/>
      <text:p text:style-name="P2"/>
      <text:p text:style-name="P2"/>
      <text:p text:style-name="P2"/>
      <text:p text:style-name="P2"/>
      <text:list xml:id="list33654044" text:continue-numbering="true" text:style-name="L1">
        <text:list-item>
          <text:p text:style-name="P3">Schreiben Sie eine Signatur, eine Aufgabenbeschreibung und den Funktionskopf für eine Funktion, die das Volumen eines Behälters berechnet, wenn Länge, Breite und Höhe gegeben sind.</text:p>
        </text:list-item>
      </text:list>
      <text:p text:style-name="P2"/>
      <text:p text:style-name="P2"/>
      <text:p text:style-name="P2"/>
      <text:p text:style-name="P2"/>
      <text:p text:style-name="P2"/>
      <text:p text:style-name="P2"/>
      <text:p text:style-name="P2"/>
      <text:p text:style-name="P2"/>
      <text:p text:style-name="P2"/>
      <text:list xml:id="list33649475" text:continue-numbering="true" text:style-name="L1">
        <text:list-item>
          <text:p text:style-name="P3">Schreiben Sie eine Signatur, eine Aufgabenbeschreibung, den Funktionskopf und zwei Tests für eine Funktion, die aus 5 gegebenen Noten eine Durchschnittsnote berechnet.</text:p>
        </text:list-item>
      </text:list>
      <text:p text:style-name="P2"/>
      <text:p text:style-name="P2"/>
      <text:p text:style-name="P2"/>
      <text:p text:style-name="P2"/>
      <text:p text:style-name="P2"/>
      <text:p text:style-name="P2"/>
      <text:p text:style-name="P2"/>
      <text:p text:style-name="P2"/>
      <text:p text:style-name="P2"/>
      <text:list xml:id="list33633756" text:continue-numbering="true" text:style-name="L1">
        <text:list-item>
          <text:p text:style-name="P1">Schreiben Sie eine Signatur, eine Aufgabenbeschreibung, den Funktionskopf, zwei Tests und die Implementierung einer Funktion, die berechnet, wieviel Geld eine Familie im Jahr für Lebensmittel ausgibt, wenn bekannt ist, wieviel die Familie in der Woche für Lebensmittel ausgibt.</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llmann Rendel</meta:initial-creator>
    <meta:creation-date>2012-05-03T13:15:43.17</meta:creation-date>
    <dc:date>2012-05-03T13:50:50.06</dc:date>
    <dc:creator>Tillmann Rendel</dc:creator>
    <meta:editing-duration>PT00H35M11S</meta:editing-duration>
    <meta:editing-cycles>2</meta:editing-cycles>
    <meta:generator>OpenOffice.org/3.1$Win32 OpenOffice.org_project/310m19$Build-9420</meta:generator>
    <meta:printed-by>Tillmann Rendel</meta:printed-by>
    <meta:print-date>2012-05-03T13:41:57.65</meta:print-date>
    <meta:document-statistic meta:table-count="0" meta:image-count="0" meta:object-count="0" meta:page-count="1" meta:paragraph-count="8" meta:word-count="165" meta:character-count="1191"/>
  </office:meta>
</office:document-meta>
</file>